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style:tab-stops>
          <style:tab-stop style:position="8.296cm" style:type="center"/>
          <style:tab-stop style:position="17.235cm"/>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master-page-name="MP0">
      <style:paragraph-properties style:page-number="auto" fo:break-before="pag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bold" officeooo:rsid="0022deab" style:font-weight-asian="bold" style:font-weight-complex="bold"/>
    </style:style>
    <style:style style:name="T4" style:family="text">
      <style:text-properties fo:font-weight="bold" officeooo:rsid="002342d5" style:font-weight-asian="bold" style:font-weight-complex="bold"/>
    </style:style>
    <style:style style:name="T5" style:family="text">
      <style:text-properties fo:font-weight="bold" officeooo:rsid="0026e5de" style:font-weight-asian="bold" style:font-weight-complex="bold"/>
    </style:style>
    <style:style style:name="T6" style:family="text">
      <style:text-properties officeooo:rsid="001aea34"/>
    </style:style>
    <style:style style:name="T7" style:family="text">
      <style:text-properties officeooo:rsid="001cbf24"/>
    </style:style>
    <style:style style:name="T8" style:family="text">
      <style:text-properties officeooo:rsid="001eb9c0"/>
    </style:style>
    <style:style style:name="T9" style:family="text">
      <style:text-properties officeooo:rsid="0020ad49"/>
    </style:style>
    <style:style style:name="T10" style:family="text">
      <style:text-properties officeooo:rsid="00225f7e"/>
    </style:style>
    <style:style style:name="T11" style:family="text">
      <style:text-properties officeooo:rsid="0022deab"/>
    </style:style>
    <style:style style:name="T12" style:family="text">
      <style:text-properties officeooo:rsid="0024524c"/>
    </style:style>
    <style:style style:name="T13" style:family="text">
      <style:text-properties officeooo:rsid="0026e5de"/>
    </style:style>
    <style:style style:name="T14" style:family="text">
      <style:text-properties officeooo:rsid="002895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ssier 5 Seuls</text:p>
      <text:p text:style-name="Standard">N. Elias</text:p>
      <text:p text:style-name="P3">§ 1) Dans notre vie collective, nous recherchons toujours le meilleur compromis entre d’une part les aspirations individuelles et d’autre part les contraintes que la collaboration des individus à la collectivité exerce sur chacun.</text:p>
      <text:p text:style-name="P3">§ 2) Cet idéal se heurte pourtant à la réalité : toute vie sociale valorise soit la liberté individuelle, soit les obligations collectives.</text:p>
      <text:p text:style-name="P3">§ 3/4) Notre expérience de la vie sociale montre qu’il y a toujours conflit entre l’individu et la société et que toute tentative de dépasser cette contradiction échoue à rassembler harmonieusement l’un et le tout.</text:p>
      <text:p text:style-name="P3">§ 5) Mais pour surmonter ce conflit, ne faudrait-il pas se libérer de ce dilemme entre les termes duquel nous oscillons : l’individu ou la société ?</text:p>
      <text:p text:style-name="P3">§ 6) Ceux qui considèrent que la finalité de toute association humaine est l’épanouissement de l’individu comme ceux qui au contraire accordent la primauté au collectif font comme si cette finalité avait été établie pour toujours par une autorité supérieure, <text:span text:style-name="T11">une loi imprescriptible et </text:span>transcendante.</text:p>
      <text:p text:style-name="P3">§ 7) Pourtant, si on se libère de la perception conflictuelle que notre époque nourrit entre ces deux pôles que sont l’individu et la société, alors on ne peut dissocier ces deux termes qui, loin de s’opposer, sont toujours déjà là ensemble comme une donnée factuelle.</text:p>
      <text:p text:style-name="P3">Il faut donc abandonner tout jugement de valeur quant à la primauté d’un des termes de l’alternative sur l’autre et reconnaître comme un fait dénué de toute signification préalable à l’expérience que nous en faisons que nous sommes jetés au milieu des autres. <text:span text:style-name="T11">(</text:span><text:span text:style-name="T3">Dans toutes les circonstances de la vie quotidienne, lorsque nous </text:span><text:span text:style-name="T5">sommes </text:span><text:span text:style-name="T3">immergés dans le monde professionnel, urbain, mobile où tout fait sens autour de nous comme outil, moyen disponible à la réalisation de nos projets, alors nous sommes comme dépossédés de nous-mêmes, automat</text:span><text:span text:style-name="T4">es qui ne retiennent de leur environnement que ce qui utile à la réalisation de nos intentions et actions sur le monde qui réduit alors à un moyen de nos fins</text:span><text:span text:style-name="T5">)</text:span></text:p>
      <text:p text:style-name="P3">L’individu ne peut exister contre la société car il est déjà dès le début dans la société et avec les autres. C’est au sein de cette réalité primordiale que se joue et s’élabore ainsi une polarisation sur l’un des termes aux dépens de l’autre, polarisation qui résulte des valeurs que portent une époque et une culture.</text:p>
      <text:p text:style-name="P3">G. Le Bon</text:p>
      <text:p text:style-name="P3">§ 1) La foule est d’abord perçue comme un rassemblement accidentel, hasardeux d’individus dépourvu de toute signification préalable.</text:p>
      <text:p text:style-name="P3">§ 2) Sur le plan psychologique par contre, la foule ne fait sens que si chaque individu la composant se dépouille de ses particularités propres pour accéder à une dimension collective transcendant la somme des individualité pour former comme une totalité organique animée par les mêmes objectifs.</text:p>
      <text:p text:style-name="P3">§ 3) Ainsi, une collection d’individus ne fait pas foule au sens psychologique parce qu’elle ne fait pas sens.</text:p>
      <text:p text:style-name="P3">§ 4) La constructions d’une foule autour d’objectifs communs ne suppose pas nécessairement la présence physique de ses composants en un même lieu. (voir doc 3 / § 3/4)</text:p>
      <text:p text:style-name="P3">La foule peut ainsi se former à l’échelle d’une nation à l’occasion d’un événement particulièrement important : un pays peut ainsi faire foule.</text:p>
      <text:p text:style-name="P3">Si quelques individus seulement peuvent former une foule, la rencontre accidentelle de nombreux individus ne constituer pas une foule au sens psychologique.</text:p>
      <text:p text:style-name="P3"><text:soft-page-break/>§ 6) La foule est ainsi un phénomène complexe qui varie selon les sociétés et les mobiles qui l’animent.</text:p>
      <text:p text:style-name="P3"/>
      <text:p text:style-name="P4"/>
      <text:p text:style-name="P3"><text:tab/>Ce n’est pas sans heurt que les aspirations et désirs individuels rencontrent les contraintes collectives. D’ailleurs, notre représentation de la société oppose souvent les intérêts individuels et collectifs. Pour autant, les documents de <text:span text:style-name="Police_20_par_20_défaut"><text:span text:style-name="T2">ce corpus nous invitent à dépasser ce clivage et montrent que, dans l’organisation d’une foule ou d’un mouvement social, l’engagement d’individus dans l’action collective peut servir un intérêt commun.</text:span></text:span></text:p>
      <text:p text:style-name="P3"><text:tab/>Alors que dans son essai « La société des individus » paru en 1987, N. Elias observe que la contradiction entre intérêts individuels et collectifs est artificielle et peut être surmontée, G. Le Bon analyse plus particulièrement dès la fin du 19ème siècle dans « la psychologie des foules », le phénomène des foules et en étudie la complexité. Enfin, N. Delesalle recueille dans un reportage journalistique les témoignages et les propos de participants au mouvement « Nuit Debout » qui a récemment fait revivre le rêve d’une démocratie participative qu’illustre enfin la photographie représentant une manifestation nocturne de ce même mouvement, en 2016.</text:p>
      <text:p text:style-name="P3"><text:tab/>Nous nous efforcerons d’abord de décrire la complexité des rapports entre l’individu et le groupe et la conflictualité qu’ils comportent. Enfin, nous montrerons que ces tensions peuvent se dénouer dans l’action collective qui cherche à dépasser les intérêts particuliers dans l’engagement commun.</text:p>
      <text:p text:style-name="P3"/>
      <text:p text:style-name="P3"><text:tab/>D’abord, <text:span text:style-name="Police_20_par_20_défaut"><text:span text:style-name="T2">G. Le Bon</text:span></text:span> étudie les mécanismes de formation d’une foule et établit une distinction entre la foule constituée d’individus rassemblés par hasard et la foule psychologique composée d’individus volontairement réunis. Cet auteur ajoute que si quelques individus peuvent parfois suffire à animer une foule ; en certaines circonstances, une société toute entière peut aussi former une foule immense rassemblant dans une même émotion des individus pourtant séparés. D’ailleurs, l’article de<text:span text:style-name="Police_20_par_20_défaut"><text:span text:style-name="T2"> N. Delesalle</text:span></text:span> découvre des modes informels d’organisation de la foule qui, à la faveur des réseaux sociaux, permettent de participer à distance aux manifestations et aux débats.</text:p>
      <text:p text:style-name="P3"><text:tab/>Cependant,<text:span text:style-name="Police_20_par_20_défaut"><text:span text:style-name="T2"> N.Elias</text:span></text:span> observe quant à lui que nos sociétés sont traversées par un antagonisme, un conflit apparemment insoluble entre l’individu, l’expression de ses désirs et les contraintes de la société. En effet, ajoute-t-il, ces tensions sociales se traduisent régulièrement avec brutalité, attisent les passions et exacerbent le conflit entre les tenants de la société, de l’ordre et des devoirs et les avocats des droits de l’individu et de ses libertés.</text:p>
      <text:p text:style-name="P3"><text:tab/>A cet égard, <text:span text:style-name="Police_20_par_20_défaut"><text:span text:style-name="T2">G. Le Bon</text:span></text:span> souligne aussi que lors de brusques changements politiques ou sociaux, la foule peut révéler des caractères radicaux, des personnalités fanatisées et sans scrupule. D’ailleurs, ne peut-on pas considérer que certains participants radicalisés du mouvement <text:span text:style-name="Police_20_par_20_défaut"><text:span text:style-name="T2">« Nuit Debout », </text:span></text:span>dont Johan qui revendique son appartenance aux Blacks bloc, renouvellent à leur modeste mesure, la figure des Conventionnels qu’évoque G. Le Bon, en justifiant le recours à la violence et la désobéissance à la loi ?</text:p>
      <text:p text:style-name="P3"/>
      <text:p text:style-name="P3"><text:tab/>Pourtant, ce corpus<text:span text:style-name="Police_20_par_20_défaut"><text:span text:style-name="T2"> </text:span></text:span>esquisse aussi les voies d’une réconciliation entre ces deux extrêmes que semblent représenter l’individu et le groupe ou la société.</text:p>
      <text:p text:style-name="P3"/>
      <text:p text:style-name="P3"><text:tab/>En effet, <text:span text:style-name="Police_20_par_20_défaut"><text:span text:style-name="T2">N. Elias</text:span></text:span> souligne d’abord que l’un ne peut être pensé sans le tout, ces notions ne s’opposent pas mais se complètent et l’individu ne peut exister sans le concours des autres et de la société. Il rappelle que cette interdépendance entre individu et société est une donnée originaire, c’est un fait que nous sommes toujours déjà en société et ce fait originel ne comporte en lui-même aucune conflictualité. Ce même auteur conclut que ce dilemme <text:soft-page-break/>résulte d’un modèle de société <text:span text:style-name="T14">qui a installé ce </text:span>confli<text:span text:style-name="T14">t</text:span> et remet alors entre les mains des citoyens l’initiative d’inventer leur avenir, de dessiner leurs aspirations sur la trame de leur existence nécessairement commune.</text:p>
      <text:p text:style-name="P3"><text:tab/>D’ailleurs, le mouvement «<text:span text:style-name="Police_20_par_20_défaut"><text:span text:style-name="T2"> Nuit Debout »</text:span></text:span> qui est un laboratoire social, une expérience citoyenne semble répondre à cette invitation. Les contributions aux débats et leurs modes d’organisation par les moyens numériques s’efforcent de faire émerger une nouvelle démocratie, non plus élective mais participative.</text:p>
      <text:p text:style-name="P3"><text:tab/>Enfin, pour <text:span text:style-name="Police_20_par_20_défaut"><text:span text:style-name="T2">G. Le Bon</text:span></text:span>, le concept de foule psychologique désigne le rassemblement d’individus qui forment une petite société où chacun s’efface dans l’unité d’une totalité animée d’aspirations communes. La foule est présentée par cet auteur comme une réalité collective dotée d’une âme, si mouvante et multiforme soit-elle. D’ailleurs, la photographie de la soirée « Nuit Debout » comme l’article de <text:span text:style-name="Police_20_par_20_défaut"><text:span text:style-name="T2">N. Delesalle</text:span></text:span> illustrent cette force qui dépasse chacun des participants à ce mouvement qui s’invente en avançant.</text:p>
      <text:p text:style-name="P4"/>
      <text:p text:style-name="P5">En quoi l’engagement <text:span text:style-name="Police_20_par_20_défaut"><text:span text:style-name="T2">individuel (pas citoyen ou civique, ouverture sur la question de l’intérêt personnel ou catégoriel)</text:span></text:span> <text:span text:style-name="Police_20_par_20_défaut"><text:span text:style-name="T2">peut</text:span></text:span>-il servir l’intérêt collectif ?</text:p>
      <text:p text:style-name="P3"><text:tab/>Les exemples habituels de l’engagement citoyen sont <text:span text:style-name="T6">spontanément</text:span> associés à des valeurs positives et nous reviennent spontanément à l’esprit, les figures de l’abbé Pierre et son appel de 1954 dénonçant la misère de la France, après-guerre ou l’initiative de Coluche et ses « Restaurants du cœur ». Cependant, l’engagement individuel se réduit-il à ces personnages dévoués à une cause humanitaire ? <text:span text:style-name="T6">N</text:span>ous nous efforcerons <text:span text:style-name="T6">ainsi </text:span>d’analyser en quoi l’engagement individuel peut servir l’intérêt collectif.</text:p>
      <text:p text:style-name="P3"><text:tab/>Nous présenterons d’abord les conditions sous lesquelles l’engagement individuel sert <text:span text:style-name="T12">manifestement</text:span> l’intérêt collectif. Enfin, nous montrerons les limites de cette équivalence supposée entre engagement individuel et intérêt général.</text:p>
      <text:p text:style-name="P3"/>
      <text:p text:style-name="P3"><text:tab/>En effet, si l’engagement individuel ne satisfait pas des intérêts particuliers mais défend des idées propres à rassembler la plus large partie de la population, à p<text:span text:style-name="T7">orter des revendications</text:span> légitimes, voir<text:span text:style-name="T7">e même parfois </text:span>à susciter <text:span text:style-name="T7">des révoltes</text:span>, alors il ne peut que servir l’intérêt collectif.</text:p>
      <text:p text:style-name="P3"><text:tab/>Ainsi, l’exemple d’Etienne Lantier emprunté au roman « Germinal » d’E. Zola est emblématique de l’engagement personnel au service des intérêts du plus grand nombre, à savoir la foule des mineurs du Nord de la France luttant au prix de leur vie, la grève étant alors illégale et durement réprimée, pour obtenir des conditions de travail et d’existence <text:span text:style-name="T7">moins in</text:span>dignes. Ce personnage de la littérature de la fin du 19ème siècle, dans des circonstances de rupture sociale ou politique, illustre aussi l’émergence de figures courageuses éloquentes et charismatiques capables d’emporter les foules et fait écho aux propos de G. Le Bon pour qui les circonstances extraordinaires produisent des caractères extraordinaires que des circonstances ordinaires auraient laissés insoupçonnés.</text:p>
      <text:p text:style-name="P3"><text:tab/>A plus forte raison, si l’engagement individuel défend des valeurs universelles rassemblant l’humanité, alors il ne peut qu’être au service de l’intérêt général et promouvoir même les principes fondamentaux inspirant la Déclaration des droits de l’Homme.</text:p>
      <text:p text:style-name="P3"><text:tab/>C’est ainsi que ce même E. Zola lorsqu’il s’engage dans son article « J’accuse » dans la défense du capitaine Dreyfus, combat l’injustice et l’antisémitisme qui la nourrit. <text:span text:style-name="T7">Il </text:span>rappelle <text:span text:style-name="T7">alors </text:span>avec éloquence les valeurs universelles de la justice et du respect des droits humains qui doivent inspirer et diriger les actions humaines. Enfin, la plaidoirie enflammée, inspirée même, prononcée devant une foule immense en 1963 par M. Luther King a soulevé l’espérance et la force de combattre la discrimination raciale aux Etats-Unis.</text:p>
      <text:p text:style-name="P3"/>
      <text:p text:style-name="P3"><text:soft-page-break/><text:tab/>Pourtant, de telles figures dont l’œuvre est admirable ne peuvent faire oublier les dérapages propres à certains engagements collectifs, <text:span text:style-name="T12">voire les tragédies qu’ils ont pu provoquer dans l’histoire</text:span>.</text:p>
      <text:p text:style-name="P3"/>
      <text:p text:style-name="P3"><text:tab/>En effet, si cet engagement a vocation à favoriser des intérêts particuliers, sectoriels, alors <text:span text:style-name="T13">il</text:span> ne peut porter aucun idéal fédérateur et se heurte inéluctablement à d’autres intérêts individuels ; ce qui, loin de défendre l’intérêt général, ne peut que produire des tensions, voire des conflits.</text:p>
      <text:p text:style-name="P3"><text:tab/><text:span text:style-name="T12">Ainsi</text:span>, lorsque l’engagement est lié <text:span text:style-name="T8">aux</text:span> intérêt<text:span text:style-name="T8">s</text:span> <text:span text:style-name="T13">catégoriels</text:span>, il ne peut rassembler au-delà d’une petite communauté guidée <text:span text:style-name="T13">par ses seules motivations</text:span> ou <text:span text:style-name="T8">en raison de</text:span> principes <text:span text:style-name="T8">doctrinaires. F</text:span>aute de pouvoir l’emporter par le nombre, il ne peut alors s’imposer que par la violence. D’ailleurs, le personnage de Johan participant aux manifestations « Nuit debout » revendique son appartenance aux Blacks bloc<text:span text:style-name="T13">s</text:span>, mouvement justifiant le recours à la violence, à la désobéissance à la loi et dont les militants les plus radicalisés agressent les forces de l’ordre, cassent, brûlent et pillent le bien commun. Cet exemple illustre clairement que l’engagement ne peut être bénéfique à l’intérêt collectif s’il pose comme principe que la fin de l’action <text:span text:style-name="T8">collective</text:span> justifie l’emploi de tous les moyens.</text:p>
      <text:p text:style-name="P3"><text:tab/>Enfin, l’engagement individuel, s’il est porté par la passion du pouvoir ou commandé par des principes idéologiques , utilise les ressorts de la séduction et de la manipulation. Il peut ainsi se parer sous les traits de l’intérêt du peuple et le conduire à sa perte. Dans l’histoire récente en effet, ont émergé des figures funestes qui se sont présentées à leur peuple en sauveur avant de les précipiter dans l’apocalypse. A cet égard, « Le <text:span text:style-name="T9">dictateur</text:span> », <text:s/>film <text:span text:style-name="T9">de C. Chaplin </text:span>porte à l’écran <text:span text:style-name="T9">de façon prophétique et</text:span> avec éclat la <text:span text:style-name="T9">politique de terreur</text:span> <text:span text:style-name="T9">conduite</text:span> par un dictateur porté <text:span text:style-name="T9">pourtant </text:span>au pouvoir par la voie démocratique parce qu’il électrisait et fanatisait un peuple plongé dans la détresse matérielle et morale.</text:p>
      <text:p text:style-name="P3">N B : <text:span text:style-name="T10">L’</text:span>engagement associatif, bénévole et donc désintéressé p<text:span text:style-name="T10">eut aussi </text:span><text:s/>être <text:span text:style-name="T8">développ</text:spa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text-properties fo:language="fr" fo:country="FR"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96cm" style:type="center"/>
          <style:tab-stop style:position="16.591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96cm" style:type="center"/>
          <style:tab-stop style:position="16.591cm" style:type="righ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Police_20_par_20_défaut" style:display-name="Police par défaut" style:family="text"/>
    <style:style style:name="En-tête_20_Car" style:display-name="En-tête Car" style:family="text" style:parent-style-name="Police_20_par_20_défaut">
      <style:text-properties fo:language="fr" fo:country="FR"/>
    </style:style>
    <style:style style:name="Pied_20_de_20_page_20_Car" style:display-name="Pied de page Car" style:family="text" style:parent-style-name="Police_20_par_20_défaut">
      <style:text-properties fo:language="fr" fo:country="F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tab-stops>
          <style:tab-stop style:position="8.296cm" style:type="center"/>
          <style:tab-stop style:position="17.235cm"/>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1.27cm" fo:margin-right="1.27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master-styles>
    <style:master-page style:name="Standard" style:page-layout-name="Mpm1"/>
    <style:master-page style:name="MP0" style:page-layout-name="Mpm2">
      <style:header>
        <text:p text:style-name="MP1"><text:page-number text:select-page="current">4</text:page-number></text:p>
        <text:p text:style-name="Header"/>
      </style:header>
      <style:footer>
        <text:p text:style-name="MP2">Olivier Aubisse - <text:span text:style-name="Police_20_par_20_défaut"><text:span text:style-name="MT1"><text:date style:data-style-name="N10121" text:date-value="2019-04-09T18:02:04.930000305">9 April 2019</text:date></text:span></text:span><text:s/>- <text:file-name text:display="name-and-extension">Dossier 5 Seul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meta:keyword>modèle</meta:keyword>
    <meta:creation-date>2018-10-14T18:07:00Z</meta:creation-date>
    <dc:date>2019-04-09T18:02:04.617000000</dc:date>
    <meta:editing-cycles>23</meta:editing-cycles>
    <meta:editing-duration>PT1H51M11S</meta:editing-duration>
    <meta:document-statistic meta:table-count="0" meta:image-count="0" meta:object-count="0" meta:page-count="4" meta:paragraph-count="42" meta:word-count="2025" meta:character-count="13046" meta:non-whitespace-character-count="11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D:/Dossier%205%20Seuls.odt/Normal.dotm"/>
  </office:meta>
</office:document-meta>
</file>